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objectwithoutfill">
      <style:graphic-properties svg:stroke-width="0.102cm" svg:stroke-color="#000000" draw:marker-start-width="0.276cm" draw:marker-end-width="0.276cm" draw:fill="none" draw:fill-color="#ffffff" draw:textarea-vertical-align="middle" fo:padding-top="0.175cm" fo:padding-bottom="0.175cm" fo:padding-left="0.3cm" fo:padding-right="0.3cm"/>
    </style:style>
    <style:style style:name="gr3" style:family="graphic" style:parent-style-name="standard">
      <style:graphic-properties draw:stroke="solid" draw:stroke-dash="Ultrafine_20_Dashed" svg:stroke-width="0cm" svg:stroke-color="#000000" draw:marker-end="" draw:fill="solid" draw:fill-color="#ffffff" draw:textarea-horizontal-align="justify" draw:textarea-vertical-align="middle" draw:auto-grow-height="false" fo:padding-top="0.1cm" fo:padding-bottom="0.1cm" fo:padding-left="0.225cm" fo:padding-right="0.225cm"/>
    </style:style>
    <style:style style:name="gr4" style:family="graphic" style:parent-style-name="objectwithoutfill">
      <style:graphic-properties draw:stroke="solid" draw:stroke-dash="Ultrafine_20_Dashed" svg:stroke-width="0.051cm" svg:stroke-color="#000000" draw:marker-end="" draw:fill="none" draw:fill-color="#ffffff" draw:textarea-horizontal-align="center" draw:textarea-vertical-align="middle" fo:padding-top="0.15cm" fo:padding-bottom="0.15cm" fo:padding-left="0.275cm" fo:padding-right="0.275cm"/>
    </style:style>
    <style:style style:name="gr5" style:family="graphic" style:parent-style-name="standard">
      <style:graphic-properties draw:stroke="solid" draw:stroke-dash="Ultrafine_20_Dashed" svg:stroke-width="0.051cm" svg:stroke-color="#000000" draw:marker-start-width="0.224cm" draw:marker-end="" draw:marker-end-width="0.224cm" draw:fill="none" draw:fill-color="#ffffff" draw:textarea-horizontal-align="justify" draw:textarea-vertical-align="middle" draw:auto-grow-height="false" fo:padding-top="0.151cm" fo:padding-bottom="0.151cm" fo:padding-left="0.276cm" fo:padding-right="0.276cm"/>
    </style:style>
    <style:style style:name="gr6" style:family="graphic" style:parent-style-name="standard">
      <style:graphic-properties svg:stroke-width="0cm" svg:stroke-color="#000000" draw:marker-start-width="0.124cm" draw:marker-end-width="0.124cm" draw:fill="solid" draw:fill-color="#e6e6e6" draw:textarea-horizontal-align="justify" draw:textarea-vertical-align="middle" draw:auto-grow-height="false" fo:padding-top="0.125cm" fo:padding-bottom="0.125cm" fo:padding-left="0.25cm" fo:padding-right="0.25cm"/>
    </style:style>
    <style:style style:name="gr7" style:family="graphic" style:parent-style-name="standard">
      <style:graphic-properties svg:stroke-width="0cm" svg:stroke-color="#000000" draw:marker-start-width="0.124cm" draw:marker-end-width="0.124cm" draw:fill="solid" draw:fill-color="#ffffff" draw:textarea-horizontal-align="justify" draw:textarea-vertical-align="middle" draw:auto-grow-height="false" fo:padding-top="0.125cm" fo:padding-bottom="0.125cm" fo:padding-left="0.25cm" fo:padding-right="0.25cm"/>
    </style:style>
    <style:style style:name="gr8" style:family="graphic" style:parent-style-name="standard">
      <style:graphic-properties svg:stroke-width="0cm" svg:stroke-color="#000000" draw:marker-start-width="0.124cm" draw:marker-end-width="0.124cm" draw:fill="solid" draw:fill-color="#333333" draw:textarea-horizontal-align="justify" draw:textarea-vertical-align="middle" draw:auto-grow-height="false" fo:padding-top="0.125cm" fo:padding-bottom="0.125cm" fo:padding-left="0.25cm" fo:padding-right="0.25cm"/>
    </style:style>
    <style:style style:name="gr9"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051cm" svg:stroke-color="#000000" draw:marker-start-width="0.276cm" draw:marker-end-width="0.276cm" draw:fill="none" draw:fill-color="#ffffff" draw:textarea-vertical-align="middle" fo:padding-top="0.15cm" fo:padding-bottom="0.15cm" fo:padding-left="0.275cm" fo:padding-right="0.275cm"/>
    </style:style>
    <style:style style:name="gr11" style:family="graphic" style:parent-style-name="objectwithoutfill">
      <style:graphic-properties svg:stroke-width="0.051cm" svg:stroke-color="#000000" draw:fill="none" draw:fill-color="#ffffff" draw:textarea-vertical-align="middle" fo:padding-top="0.15cm" fo:padding-bottom="0.15cm" fo:padding-left="0.275cm" fo:padding-right="0.275cm"/>
    </style:style>
    <style:style style:name="gr12"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solid" draw:stroke-dash="Ultrafine_20_Dashed" svg:stroke-width="0cm" svg:stroke-color="#000000" draw:marker-start-width="0.305cm" draw:marker-end="" draw:marker-end-width="0.305cm" draw:fill="solid" draw:fill-color="#e6e6ff" draw:textarea-horizontal-align="justify" draw:textarea-vertical-align="middle" draw:auto-grow-height="false" fo:padding-top="0.1cm" fo:padding-bottom="0.1cm" fo:padding-left="0.225cm" fo:padding-right="0.225cm"/>
    </style:style>
    <style:style style:name="gr14" style:family="graphic" style:parent-style-name="Object_20_with_20_no_20_fill_20_and_20_no_20_line">
      <style:graphic-properties draw:textarea-horizontal-align="center" draw:textarea-vertical-align="middle" draw:ole-draw-aspect="1"/>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16" style:family="graphic" style:parent-style-name="objectwithoutfill">
      <style:graphic-properties svg:stroke-width="0.102cm" svg:stroke-color="#355e00" draw:marker-start-width="0.352cm" draw:marker-end-width="0.352cm" draw:fill="none" draw:fill-color="#ffffff" draw:textarea-vertical-align="middle" fo:padding-top="0.175cm" fo:padding-bottom="0.175cm" fo:padding-left="0.3cm" fo:padding-right="0.3cm"/>
    </style:style>
    <style:style style:name="gr17" style:family="graphic" style:parent-style-name="objectwithoutfill">
      <style:graphic-properties svg:stroke-width="0.102cm" svg:stroke-color="#2300dc" draw:marker-start-width="0.352cm" draw:marker-end-width="0.352cm" draw:fill="none" draw:fill-color="#ffffff" draw:textarea-vertical-align="middle" fo:padding-top="0.175cm" fo:padding-bottom="0.175cm" fo:padding-left="0.3cm" fo:padding-right="0.3cm"/>
    </style:style>
    <style:style style:name="gr18" style:family="graphic" style:parent-style-name="standard">
      <style:graphic-properties svg:stroke-width="0cm" svg:stroke-color="#000000" draw:fill="solid" draw:fill-color="#ffffff" draw:textarea-horizontal-align="justify" draw:textarea-vertical-align="middle" draw:auto-grow-height="false" fo:min-height="0cm" fo:min-width="0cm" fo:wrap-option="no-wrap"/>
    </style:style>
    <style:style style:name="gr19" style:family="graphic" style:parent-style-name="objectwithoutfill">
      <style:graphic-properties svg:stroke-width="0.102cm" svg:stroke-color="#b84747" draw:marker-start-width="0.352cm" draw:marker-end-width="0.352cm" draw:fill="none" draw:fill-color="#ffffff" draw:textarea-vertical-align="middle" fo:padding-top="0.175cm" fo:padding-bottom="0.175cm" fo:padding-left="0.3cm" fo:padding-right="0.3cm"/>
    </style:style>
    <style:style style:name="gr20" style:family="graphic" style:parent-style-name="objectwithoutfill">
      <style:graphic-properties svg:stroke-width="0.102cm" svg:stroke-color="#2300dc" draw:marker-start-width="0.352cm" draw:marker-end="" draw:marker-end-width="0.452cm" draw:fill="none" draw:fill-color="#ffffff" draw:textarea-vertical-align="middle" fo:padding-top="0.175cm" fo:padding-bottom="0.175cm" fo:padding-left="0.3cm" fo:padding-right="0.3cm"/>
    </style:style>
    <style:style style:name="gr21" style:family="graphic" style:parent-style-name="standard">
      <style:graphic-properties draw:stroke="none" svg:stroke-width="0cm" svg:stroke-color="#000000" draw:marker-start-width="0.124cm" draw:marker-end-width="0.124cm" draw:fill="none" draw:fill-color="#ffffff" draw:textarea-horizontal-align="center" draw:textarea-vertical-align="middle" draw:auto-grow-height="true" draw:auto-grow-width="false" fo:min-height="0.97cm" fo:min-width="0cm" fo:padding-top="0.15cm" fo:padding-bottom="0.15cm" fo:padding-left="0.275cm" fo:padding-right="0.275cm"/>
    </style:style>
    <style:style style:name="gr22" style:family="graphic" style:parent-style-name="standard">
      <style:graphic-properties svg:stroke-width="0cm" svg:stroke-color="#000000" draw:marker-start-width="0.124cm" draw:marker-end-width="0.124cm" draw:fill="solid" draw:fill-color="#808080" draw:textarea-horizontal-align="justify" draw:textarea-vertical-align="middle" draw:auto-grow-height="false" fo:padding-top="0.125cm" fo:padding-bottom="0.125cm" fo:padding-left="0.25cm" fo:padding-right="0.25cm"/>
    </style:style>
    <style:style style:name="gr23" style:family="graphic" style:parent-style-name="standard">
      <style:graphic-properties draw:stroke="none" svg:stroke-width="0cm" svg:stroke-color="#000000" draw:fill="none" draw:fill-color="#ffffff" draw:textarea-horizontal-align="left" draw:auto-grow-height="true" draw:auto-grow-width="true" fo:min-height="0.316cm" fo:min-width="0cm"/>
    </style:style>
    <style:style style:name="gr24"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0.861cm" fo:min-width="0cm"/>
    </style:style>
    <style:style style:name="gr25" style:family="graphic" style:parent-style-name="objectwithoutfill">
      <style:graphic-properties svg:stroke-width="0cm" svg:stroke-color="#000000" draw:marker-start-width="0.124cm" draw:marker-end-width="0.124cm" draw:fill="solid" draw:fill-color="#ffffff" draw:textarea-vertical-align="middle" fo:padding-top="0.125cm" fo:padding-bottom="0.125cm" fo:padding-left="0.25cm" fo:padding-right="0.25cm"/>
    </style:style>
    <style:style style:name="gr26" style:family="graphic" style:parent-style-name="objectwithoutfill">
      <style:graphic-properties svg:stroke-width="0cm" svg:stroke-color="#000000" draw:fill="solid" draw:fill-color="#c0c0c0" draw:textarea-vertical-align="middle"/>
    </style:style>
    <style:style style:name="gr27"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1.02cm" fo:min-width="0cm"/>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0" style:family="graphic" style:parent-style-name="objectwithoutfill">
      <style:graphic-properties svg:stroke-width="0cm" svg:stroke-color="#000000" draw:marker-end="Arrow" draw:marker-end-width="0.3cm" draw:fill="none" draw:fill-color="#ffffff" draw:textarea-vertical-align="middle"/>
    </style:style>
    <style:style style:name="gr31" style:family="graphic" style:parent-style-name="objectwithoutfill">
      <style:graphic-properties svg:stroke-width="0.102cm" svg:stroke-color="#b84747" draw:marker-start-width="0.352cm" draw:marker-end="" draw:marker-end-width="0.452cm" draw:fill="none" draw:fill-color="#ffffff" draw:textarea-vertical-align="middle" fo:padding-top="0.175cm" fo:padding-bottom="0.175cm" fo:padding-left="0.3cm" fo:padding-right="0.3cm"/>
    </style:style>
    <style:style style:name="gr32" style:family="graphic" style:parent-style-name="standard">
      <style:graphic-properties draw:textarea-horizontal-align="justify" draw:textarea-vertical-align="middle" draw:auto-grow-height="false" fo:min-height="0cm" fo:min-width="0cm" fo:wrap-option="no-wrap"/>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objectwithoutfill">
      <style:graphic-properties draw:fill="solid" draw:fill-color="#ffffff" draw:textarea-vertical-align="middle"/>
    </style:style>
    <style:style style:name="gr35" style:family="graphic" style:parent-style-name="standard">
      <style:graphic-properties draw:fill="solid" draw:fill-color="#333333" draw:textarea-horizontal-align="justify" draw:textarea-vertical-align="middle" draw:auto-grow-height="false"/>
    </style:style>
    <style:style style:name="gr36" style:family="graphic" style:parent-style-name="objectwithoutfill">
      <style:graphic-properties draw:fill="solid" draw:fill-color="#e6e6e6" draw:textarea-vertical-align="middle"/>
    </style:style>
    <style:style style:name="gr37" style:family="graphic" style:parent-style-name="objectwithoutfill">
      <style:graphic-properties draw:fill="none" draw:textarea-vertical-align="middle"/>
    </style:style>
    <style:style style:name="gr38" style:family="graphic" style:parent-style-name="objectwithoutfill">
      <style:graphic-properties svg:stroke-width="0cm" draw:marker-start-width="0.048cm" draw:marker-end="Arrow" draw:marker-end-width="0.152cm" draw:fill="none" draw:textarea-vertical-align="middle" fo:padding-top="0.126cm" fo:padding-bottom="0.126cm" fo:padding-left="0.251cm" fo:padding-right="0.251cm"/>
    </style:style>
    <style:style style:name="gr39" style:family="graphic" style:parent-style-name="standard">
      <style:graphic-properties svg:stroke-width="0cm" draw:marker-start-width="0.048cm" draw:marker-end-width="0.048cm" draw:fill="none" draw:textarea-horizontal-align="justify" draw:textarea-vertical-align="middle" draw:auto-grow-height="false" fo:padding-top="0.126cm" fo:padding-bottom="0.126cm" fo:padding-left="0.251cm" fo:padding-right="0.251cm"/>
    </style:style>
    <style:style style:name="gr40" style:family="graphic" style:parent-style-name="objectwithoutfill">
      <style:graphic-properties svg:stroke-width="0cm" draw:fill="none" draw:textarea-vertical-align="middle"/>
    </style:style>
    <style:style style:name="gr41" style:family="graphic" style:parent-style-name="standard">
      <style:graphic-properties svg:stroke-width="0cm" draw:fill="solid" draw:fill-color="#cccccc" draw:textarea-horizontal-align="justify" draw:textarea-vertical-align="middle" draw:auto-grow-height="false"/>
    </style:style>
    <style:style style:name="gr42" style:family="graphic" style:parent-style-name="objectwithoutfill">
      <style:graphic-properties draw:stroke="dash" draw:stroke-dash="Ultrafine_20_Dashed" svg:stroke-width="0.051cm" svg:stroke-color="#0000ff" draw:marker-start-width="0.355cm" draw:marker-end="Arrow" draw:marker-end-width="0.355cm" draw:fill="none" draw:textarea-vertical-align="middle" fo:padding-top="0.15cm" fo:padding-bottom="0.15cm" fo:padding-left="0.275cm" fo:padding-right="0.275cm"/>
    </style:style>
    <style:style style:name="gr43" style:family="graphic" style:parent-style-name="objectwithoutfill">
      <style:graphic-properties svg:stroke-width="0.051cm" svg:stroke-color="#ff0000" draw:marker-start="Arrow" draw:marker-start-width="0.276cm" draw:marker-end="Arrow" draw:marker-end-width="0.276cm" draw:fill="none" draw:textarea-vertical-align="middle" fo:padding-top="0.15cm" fo:padding-bottom="0.15cm" fo:padding-left="0.275cm" fo:padding-right="0.275cm"/>
    </style:style>
    <style:style style:name="gr44" style:family="graphic" style:parent-style-name="standard">
      <style:graphic-properties svg:stroke-width="0cm" draw:textarea-horizontal-align="justify" draw:textarea-vertical-align="middle" draw:auto-grow-height="false"/>
    </style:style>
    <style:style style:name="gr45"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6" style:family="graphic" style:parent-style-name="objectwithoutfill">
      <style:graphic-properties draw:stroke="dash" draw:stroke-dash="Ultrafine_20_Dashed" svg:stroke-width="0.051cm" svg:stroke-color="#0000ff" draw:marker-start-width="0.276cm" draw:marker-end-width="0.276cm" draw:fill="none" draw:textarea-vertical-align="middle" fo:padding-top="0.15cm" fo:padding-bottom="0.15cm" fo:padding-left="0.275cm" fo:padding-right="0.275cm"/>
    </style:style>
    <style:style style:name="gr47" style:family="graphic" style:parent-style-name="standard">
      <style:graphic-properties svg:stroke-width="0cm" draw:textarea-horizontal-align="justify" draw:textarea-vertical-align="middle" draw:auto-grow-height="false"/>
    </style:style>
    <style:style style:name="gr48" style:family="graphic" style:parent-style-name="objectwithoutfill">
      <style:graphic-properties draw:stroke="solid" draw:stroke-dash="Ultrafine_20_Dashed" svg:stroke-width="0.051cm" svg:stroke-color="#ff0000" draw:marker-start-width="0.276cm" draw:marker-end-width="0.276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8pt" style:font-size-asian="18pt" style:font-size-complex="18pt"/>
    </style:style>
    <style:style style:name="P4" style:family="paragraph">
      <style:paragraph-properties fo:text-align="center"/>
      <style:text-properties fo:font-weight="bold"/>
    </style:style>
    <style:style style:name="P5" style:family="paragraph">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size="18pt" style:font-size-asian="18pt" style:font-size-complex="18pt"/>
    </style:style>
    <style:style style:name="T3" style:family="text">
      <style:text-properties fo:font-weight="bold"/>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6.35cm" svg:x="8.62cm" svg:y="4.805cm">
          <text:p/>
          <draw:enhanced-geometry svg:viewBox="0 0 21600 21600" draw:mirror-vertical="true" draw:glue-points="?f6 10800 10800 21600 ?f5 10800 10800 0" draw:text-areas="?f3 ?f3 ?f4 ?f4" draw:type="trapezoid" draw:modifiers="4590.3187721369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 draw:text-style-name="P1" draw:layer="layout" svg:x1="6.08cm" svg:y1="6.075cm" svg:x2="9.572cm" svg:y2="6.075cm">
          <text:p/>
        </draw:line>
        <draw:g>
          <draw:custom-shape draw:style-name="gr3" draw:text-style-name="P1" draw:layer="layout" svg:width="2.373cm" svg:height="0.216cm" svg:x="5.89cm" svg:y="5.783cm">
            <text:p/>
            <draw:enhanced-geometry svg:viewBox="0 0 21600 21600" draw:type="rectangle" draw:enhanced-path="M 0 0 L 21600 0 21600 21600 0 21600 0 0 Z N"/>
          </draw:custom-shape>
          <draw:custom-shape draw:style-name="gr3" draw:text-style-name="P1" draw:layer="layout" svg:width="0.648cm" svg:height="0.433cm" svg:x="5.673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5.673cm" svg:y1="5.394cm" svg:x2="5.026cm" svg:y2="4.963cm">
            <text:p/>
          </draw:line>
          <draw:line draw:style-name="gr4" draw:text-style-name="P1" draw:layer="layout" svg:x1="4.81cm" svg:y1="5.394cm" svg:x2="5.026cm" svg:y2="4.963cm">
            <text:p/>
          </draw:line>
          <draw:line draw:style-name="gr4" draw:text-style-name="P1" draw:layer="layout" svg:x1="5.242cm" svg:y1="5.394cm" svg:x2="5.026cm" svg:y2="4.963cm">
            <text:p/>
          </draw:line>
          <draw:line draw:style-name="gr4" draw:text-style-name="P1" draw:layer="layout" svg:x1="5.026cm" svg:y1="5.394cm" svg:x2="5.026cm" svg:y2="4.963cm">
            <text:p/>
          </draw:line>
          <draw:line draw:style-name="gr4" draw:text-style-name="P1" draw:layer="layout" svg:x1="5.675cm" svg:y1="5.735cm" svg:x2="5.028cm" svg:y2="6.166cm">
            <text:p/>
          </draw:line>
          <draw:line draw:style-name="gr4" draw:text-style-name="P1" draw:layer="layout" svg:x1="4.812cm" svg:y1="5.735cm" svg:x2="5.028cm" svg:y2="6.166cm">
            <text:p/>
          </draw:line>
          <draw:line draw:style-name="gr4" draw:text-style-name="P1" draw:layer="layout" svg:x1="5.244cm" svg:y1="5.735cm" svg:x2="5.028cm" svg:y2="6.166cm">
            <text:p/>
          </draw:line>
          <draw:line draw:style-name="gr4" draw:text-style-name="P1" draw:layer="layout" svg:x1="5.028cm" svg:y1="5.735cm" svg:x2="5.028cm" svg:y2="6.166cm">
            <text:p/>
          </draw:line>
        </draw:g>
        <draw:g>
          <draw:custom-shape draw:style-name="gr5" draw:text-style-name="P1" draw:layer="layout" svg:width="0.281cm" svg:height="0.653cm" draw:transform="rotate (-2.32250963562885) translate (5.919cm 5.9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layout" svg:width="0.221cm" svg:height="0.221cm" draw:transform="skewX (-0.00453785605518527) rotate (0.819083017960939) translate (5.127cm 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81cm" svg:height="0.746cm" draw:transform="rotate (0.819083017960939) translate (5.727cm 6.199cm)">
            <text:p/>
            <draw:enhanced-geometry svg:viewBox="0 0 21600 21600" draw:type="rectangle" draw:enhanced-path="M 0 0 L 21600 0 21600 21600 0 21600 0 0 Z N"/>
          </draw:custom-shape>
        </draw:g>
        <draw:custom-shape draw:style-name="gr6" draw:text-style-name="P1" draw:layer="layout" svg:width="0.952cm" svg:height="1.111cm" svg:x="6.715cm" svg:y="5.122cm">
          <text:p/>
          <draw:enhanced-geometry svg:viewBox="0 0 21600 21600" draw:path-stretchpoint-x="10800" draw:path-stretchpoint-y="10800" draw:text-areas="?f3 ?f4 ?f5 ?f6" draw:type="round-rectangle" draw:modifiers="2946.484784889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 draw:layer="layout" svg:width="0.317cm" svg:height="1.27cm" svg:x="6.873cm" svg:y="4.965cm">
            <text:p/>
            <draw:enhanced-geometry svg:viewBox="0 0 21600 21600" draw:type="rectangle" draw:enhanced-path="M 0 0 L 21600 0 21600 21600 0 21600 0 0 Z N"/>
          </draw:custom-shape>
          <draw:custom-shape draw:style-name="gr8" draw:text-style-name="P1" draw:layer="layout" svg:width="0.317cm" svg:height="0.16cm" svg:x="6.873cm" svg:y="4.805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6.873cm" svg:y="6.235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7" draw:text-style-name="P1" draw:layer="layout" svg:width="0.317cm" svg:height="1.27cm" svg:x="7.191cm" svg:y="4.964cm">
            <text:p/>
            <draw:enhanced-geometry svg:viewBox="0 0 21600 21600" draw:type="rectangle" draw:enhanced-path="M 0 0 L 21600 0 21600 21600 0 21600 0 0 Z N"/>
          </draw:custom-shape>
          <draw:custom-shape draw:style-name="gr8" draw:text-style-name="P1" draw:layer="layout" svg:width="0.317cm" svg:height="0.16cm" svg:x="7.191cm" svg:y="4.80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7.191cm" svg:y="6.234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1" draw:layer="layout" svg:width="1.271cm" svg:height="1.27cm" svg:x="9.889cm" svg:y="9.885cm">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 draw:text-style-name="P1" draw:layer="layout" svg:width="2.698cm" svg:height="6.23cm" svg:x="7.191cm" svg:y="4.389cm" svg:viewBox="0 0 2699 6231" svg:d="m0 357c0-476 1429-476 1587 0s-158 5239 318 5556 794 318 794 318">
          <text:p/>
        </draw:path>
        <draw:line draw:style-name="gr10" draw:text-style-name="P1" draw:layer="layout" svg:x1="11.16cm" svg:y1="10.678cm" svg:x2="11.795cm" svg:y2="10.678cm">
          <text:p/>
        </draw:line>
        <draw:path draw:style-name="gr11" draw:text-style-name="P1" draw:layer="layout" svg:width="5.714cm" svg:height="4.96cm" svg:x="7.05cm" svg:y="6.451cm" svg:viewBox="0 0 5715 4961" svg:d="m5715 4445c0 317 0 476-318 476s-3016 159-3492-159-635-1111-635-2698 317-2064-1270-2064">
          <text:p/>
        </draw:path>
        <draw:custom-shape draw:style-name="gr12" draw:text-style-name="P1" draw:layer="layout" svg:width="1.27cm" svg:height="1.27cm" svg:x="11.795cm" svg:y="9.88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0.476cm" svg:height="0.476cm" svg:x="4.492cm" svg:y="4.646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5.921cm" svg:y="6.551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6.974cm" svg:y="5.281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10.207cm" svg:y="10.202cm">
          <text:p text:style-name="P1"><text:span text:style-name="T1">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12.112cm" svg:y="10.202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8.302cm" svg:y="4.17cm">
          <text:p text:style-name="P1"><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7.985cm" svg:y="9.408cm">
          <text:p text:style-name="P1"><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5.755cm" svg:height="4.085cm" svg:x="9.89cm" svg:y="4.805cm">
          <text:p/>
          <draw:object xlink:href="./Object 1" xlink:type="simple" xlink:show="embed" xlink:actuate="onLoad"/>
          <draw:image xlink:href="./ObjectReplacements/Object 1" xlink:type="simple" xlink:show="embed" xlink:actuate="onLoad"/>
        </draw:frame>
        <draw:frame draw:style-name="gr15" draw:text-style-name="P3" draw:layer="layout" svg:width="10.399cm" svg:height="1.013cm" svg:x="5.603cm" svg:y="1.793cm">
          <draw:text-box>
            <text:p><text:span text:style-name="T2">Very general system block diagram</text:span></text:p>
          </draw:text-box>
        </draw:frame>
      </draw:page>
      <draw:page draw:name="page2" draw:style-name="dp1" draw:master-page-name="Default">
        <draw:path draw:style-name="gr16" draw:text-style-name="P4" draw:layer="layout" svg:width="3.491cm" svg:height="2.221cm" svg:x="14.018cm" svg:y="6.715cm" svg:viewBox="0 0 3492 2222" svg:d="m1111 0c-1111 0-1111 793-1111 1270s317 952 635 952 2857 0 2857 0">
          <text:p/>
        </draw:path>
        <draw:path draw:style-name="gr17" draw:text-style-name="P4" draw:layer="layout" svg:width="6.507cm" svg:height="3.967cm" svg:x="7.35cm" svg:y="8.62cm" svg:viewBox="0 0 6508 3968" svg:d="m0 2063c0-2063 318-2063 953-2063s952 0 952 1270-1 2698 793 2698 3810 0 3810 0">
          <text:p/>
        </draw:path>
        <draw:custom-shape draw:style-name="gr18" draw:text-style-name="P4" draw:layer="layout" svg:width="2.54cm" svg:height="0.953cm" svg:x="6.08cm" svg:y="11.953cm">
          <text:p text:style-name="P1"><text:span text:style-name="T3">Samp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9" draw:text-style-name="P4" draw:layer="layout" svg:width="8.421cm" svg:height="3.339cm" svg:x="5.437cm" svg:y="8.137cm" svg:viewBox="0 0 8422 3340" svg:d="m8 2229c0-1746-159-2223 953-2223s2063 0 2063 0c0 0 1112-158 1112 1112s-159 2222 635 2222 3651 0 3651 0">
          <text:p/>
        </draw:path>
        <draw:line draw:style-name="gr20" draw:text-style-name="P4" draw:layer="layout" svg:x1="6.874cm" svg:y1="11.16cm" svg:x2="2.905cm" svg:y2="11.16cm">
          <text:p/>
        </draw:line>
        <draw:frame draw:style-name="gr15" draw:text-style-name="P3" draw:layer="layout" svg:width="11.216cm" svg:height="1.013cm" svg:x="6.715cm" svg:y="2.111cm">
          <draw:text-box>
            <text:p><text:span text:style-name="T2">Plumbing (tubing) connection diagram</text:span></text:p>
          </draw:text-box>
        </draw:frame>
        <draw:g>
          <draw:custom-shape draw:style-name="gr6" draw:text-style-name="P1" draw:layer="layout" svg:width="1.27cm" svg:height="3.81cm" svg:x="5.763cm" svg:y="6.08cm">
            <text:p text:style-name="P1"/>
            <draw:enhanced-geometry svg:viewBox="0 0 21600 21600" draw:type="rectangle" draw:enhanced-path="M 0 0 L 21600 0 21600 21600 0 21600 0 0 Z N"/>
          </draw:custom-shape>
          <draw:custom-shape draw:style-name="gr8" draw:text-style-name="P1" draw:layer="layout" svg:width="1.27cm" svg:height="0.318cm" svg:x="5.763cm" svg:y="5.762cm">
            <text:p/>
            <draw:enhanced-geometry svg:viewBox="0 0 21600 21600" draw:mirror-vertical="tru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5.763cm" svg:y="9.889cm">
            <text:p/>
            <draw:enhanced-geometry svg:viewBox="0 0 21600 21600" draw:mirror-vertical="fals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6.239cm" svg:y="5.603cm">
            <text:p/>
            <draw:enhanced-geometry svg:viewBox="0 0 21600 21600" draw:type="rectangle" draw:enhanced-path="M 0 0 L 21600 0 21600 21600 0 21600 0 0 Z N"/>
          </draw:custom-shape>
          <draw:custom-shape draw:style-name="gr8" draw:text-style-name="P1" draw:layer="layout" svg:width="0.317cm" svg:height="0.159cm" svg:x="6.239cm" svg:y="10.207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5.763cm 9.89cm)">
            <draw:text-box>
              <text:p><text:span text:style-name="T2">“</text:span><text:span text:style-name="T2">UP”</text:span></text:p>
            </draw:text-box>
          </draw:frame>
        </draw:g>
        <draw:g>
          <draw:custom-shape draw:style-name="gr6" draw:text-style-name="P1" draw:layer="layout" svg:width="1.27cm" svg:height="3.81cm" svg:x="7.668cm" svg:y="6.398cm">
            <text:p/>
            <draw:enhanced-geometry svg:viewBox="0 0 21600 21600" draw:type="rectangle" draw:enhanced-path="M 0 0 L 21600 0 21600 21600 0 21600 0 0 Z N"/>
          </draw:custom-shape>
          <draw:custom-shape draw:style-name="gr8" draw:text-style-name="P1" draw:layer="layout" svg:width="1.27cm" svg:height="0.318cm" svg:x="7.668cm" svg:y="6.08cm">
            <text:p/>
            <draw:enhanced-geometry svg:viewBox="0 0 21600 21600" draw:mirror-vertical="tru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7.668cm" svg:y="10.207cm">
            <text:p/>
            <draw:enhanced-geometry svg:viewBox="0 0 21600 21600" draw:mirror-vertical="fals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8.144cm" svg:y="5.921cm">
            <text:p/>
            <draw:enhanced-geometry svg:viewBox="0 0 21600 21600" draw:type="rectangle" draw:enhanced-path="M 0 0 L 21600 0 21600 21600 0 21600 0 0 Z N"/>
          </draw:custom-shape>
          <draw:custom-shape draw:style-name="gr8" draw:text-style-name="P1" draw:layer="layout" svg:width="0.317cm" svg:height="0.159cm" svg:x="8.144cm" svg:y="10.525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7.668cm 10.208cm)">
            <draw:text-box>
              <text:p><text:span text:style-name="T2">“</text:span><text:span text:style-name="T2">DOWN”</text:span></text:p>
            </draw:text-box>
          </draw:frame>
        </draw:g>
        <draw:path draw:style-name="gr19" draw:text-style-name="P4" draw:layer="layout" svg:width="3.028cm" svg:height="4.92cm" svg:x="12.1cm" svg:y="6.08cm" svg:viewBox="0 0 3029 4921" svg:d="m3029 0c-1746 0-3016 317-3016 1905s-159 3016 635 3016 1111 0 1111 0">
          <text:p/>
        </draw:path>
        <draw:path draw:style-name="gr17" draw:text-style-name="P4" draw:layer="layout" svg:width="7.02cm" svg:height="2.334cm" svg:x="8.303cm" svg:y="5.015cm" svg:viewBox="0 0 7021 2335" svg:d="m0 906c0-1111 0-953 1270-794s3651 476 4127 953 159 1270 1111 1270 318 0 159 0">
          <text:p/>
        </draw:path>
        <draw:g>
          <draw:custom-shape draw:style-name="gr7" draw:text-style-name="P1" draw:layer="layout" svg:width="2.857cm" svg:height="4.445cm" svg:x="15.288cm" svg:y="4.016cm">
            <text:p/>
            <draw:enhanced-geometry svg:viewBox="0 0 21600 21600" draw:path-stretchpoint-x="10800" draw:path-stretchpoint-y="10800" draw:text-areas="?f3 ?f4 ?f5 ?f6" draw:type="round-rectangle" draw:modifiers="1778.13765182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0.635cm" svg:height="0.317cm" svg:x="15.129cm" svg:y="5.445cm">
            <text:p/>
            <draw:enhanced-geometry svg:viewBox="0 0 21600 21600" draw:type="rectangle" draw:enhanced-path="M 0 0 L 21600 0 21600 21600 0 21600 0 0 Z N"/>
          </draw:custom-shape>
          <draw:custom-shape draw:style-name="gr22" draw:text-style-name="P1" draw:layer="layout" svg:width="0.635cm" svg:height="0.316cm" svg:x="15.129cm" svg:y="5.922cm">
            <text:p/>
            <draw:enhanced-geometry svg:viewBox="0 0 21600 21600" draw:type="rectangle" draw:enhanced-path="M 0 0 L 21600 0 21600 21600 0 21600 0 0 Z N"/>
          </draw:custom-shape>
          <draw:custom-shape draw:style-name="gr22" draw:text-style-name="P1" draw:layer="layout" svg:width="0.635cm" svg:height="0.317cm" svg:x="15.129cm" svg:y="6.556cm">
            <text:p/>
            <draw:enhanced-geometry svg:viewBox="0 0 21600 21600" draw:type="rectangle" draw:enhanced-path="M 0 0 L 21600 0 21600 21600 0 21600 0 0 Z N"/>
          </draw:custom-shape>
          <draw:custom-shape draw:style-name="gr22" draw:text-style-name="P1" draw:layer="layout" svg:width="0.635cm" svg:height="0.317cm" svg:x="15.129cm" svg:y="7.667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35cm" svg:height="0.317cm" svg:x="15.129cm" svg:y="7.191cm">
            <text:p/>
            <draw:enhanced-geometry svg:viewBox="0 0 21600 21600" draw:type="rectangle" draw:enhanced-path="M 0 0 L 21600 0 21600 21600 0 21600 0 0 Z N"/>
          </draw:custom-shape>
          <draw:frame draw:style-name="gr23" draw:layer="layout" svg:width="1.653cm" svg:height="0.725cm" svg:x="15.605cm" svg:y="5.196cm">
            <draw:text-box>
              <text:p>UP-IN</text:p>
            </draw:text-box>
          </draw:frame>
          <draw:frame draw:style-name="gr23" draw:layer="layout" svg:width="2.128cm" svg:height="0.725cm" svg:x="15.605cm" svg:y="5.831cm">
            <draw:text-box>
              <text:p>UP-OUT</text:p>
            </draw:text-box>
          </draw:frame>
          <draw:frame draw:style-name="gr23" draw:layer="layout" svg:width="1.323cm" svg:height="0.725cm" svg:x="15.605cm" svg:y="6.466cm">
            <draw:text-box>
              <text:p>Z-IN</text:p>
            </draw:text-box>
          </draw:frame>
          <draw:frame draw:style-name="gr23" draw:layer="layout" svg:width="1.675cm" svg:height="0.725cm" svg:x="15.605cm" svg:y="7.101cm">
            <draw:text-box>
              <text:p>DN-IN</text:p>
            </draw:text-box>
          </draw:frame>
          <draw:frame draw:style-name="gr23" draw:layer="layout" svg:width="2.149cm" svg:height="0.725cm" svg:x="15.605cm" svg:y="7.577cm">
            <draw:text-box>
              <text:p>DN-OUT</text:p>
            </draw:text-box>
          </draw:frame>
          <draw:frame draw:style-name="gr24" draw:text-style-name="P1" draw:layer="layout" svg:width="2.857cm" svg:height="1.199cm" svg:x="15.288cm" svg:y="4.016cm">
            <draw:text-box>
              <text:p text:style-name="P1">Datalogger</text:p>
              <text:p text:style-name="P1">enclosure</text:p>
            </draw:text-box>
          </draw:frame>
        </draw:g>
        <draw:polygon draw:style-name="gr25" draw:text-style-name="P1" draw:layer="layout" svg:width="0.634cm" svg:height="0.951cm" svg:x="7.826cm" svg:y="10.684cm" svg:viewBox="0 0 635 952" draw:points="635,0 477,0 318,0 318,317 0,317 0,635 318,635 318,952 635,952">
          <text:p/>
        </draw:polygon>
        <draw:polygon draw:style-name="gr25" draw:text-style-name="P1" draw:layer="layout" svg:width="0.634cm" svg:height="0.951cm" svg:x="5.921cm" svg:y="10.366cm" svg:viewBox="0 0 635 952" draw:points="635,0 477,0 318,0 318,317 0,317 0,635 318,635 318,952 635,952">
          <text:p/>
        </draw:polygon>
        <draw:polygon draw:style-name="gr26" draw:text-style-name="P4" draw:layer="layout" svg:width="0.951cm" svg:height="0.634cm" svg:x="6.874cm" svg:y="10.683cm" svg:viewBox="0 0 952 635" draw:points="0,635 0,317 317,317 317,0 635,0 635,317 952,317 952,635">
          <text:p/>
        </draw:polygon>
        <draw:polygon draw:style-name="gr26" draw:text-style-name="P4" draw:layer="layout" svg:width="0.951cm" svg:height="0.634cm" svg:x="4.969cm" svg:y="10.366cm" svg:viewBox="0 0 952 635" draw:points="0,635 0,317 317,317 317,0 635,0 635,317 952,317 952,635">
          <text:p/>
        </draw:polygon>
        <draw:path draw:style-name="gr19" draw:text-style-name="P4" draw:layer="layout" svg:width="8.73cm" svg:height="1.11cm" svg:x="6.398cm" svg:y="4.492cm" svg:viewBox="0 0 8731 1111" svg:d="m0 1111c0-793 317-1111 952-1111s2540 318 3493 476 4286 635 4286 635">
          <text:p/>
        </draw:path>
        <draw:path draw:style-name="gr17" draw:text-style-name="P4" draw:layer="layout" svg:width="2.74cm" svg:height="4.285cm" svg:x="12.388cm" svg:y="7.826cm" svg:viewBox="0 0 2741 4286" svg:d="m2741 0c-2699 0-2699 317-2699 1429s-319 2857 793 2857 635 0 635 0">
          <text:p/>
        </draw:path>
        <draw:g>
          <draw:custom-shape draw:style-name="gr7" draw:text-style-name="P1" draw:layer="layout" svg:width="2.54cm" svg:height="3.81cm" svg:x="14.018cm" svg:y="9.255cm">
            <text:p/>
            <draw:enhanced-geometry svg:viewBox="0 0 21600 21600" draw:path-stretchpoint-x="10800" draw:path-stretchpoint-y="10800" draw:text-areas="?f3 ?f4 ?f5 ?f6" draw:type="round-rectangle" draw:modifiers="1876.04303332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0.635cm" svg:height="0.317cm" svg:x="13.859cm" svg:y="10.843cm">
            <text:p/>
            <draw:enhanced-geometry svg:viewBox="0 0 21600 21600" draw:type="rectangle" draw:enhanced-path="M 0 0 L 21600 0 21600 21600 0 21600 0 0 Z N"/>
          </draw:custom-shape>
          <draw:custom-shape draw:style-name="gr22" draw:text-style-name="P1" draw:layer="layout" svg:width="0.635cm" svg:height="0.316cm" svg:x="13.859cm" svg:y="11.32cm">
            <text:p/>
            <draw:enhanced-geometry svg:viewBox="0 0 21600 21600" draw:type="rectangle" draw:enhanced-path="M 0 0 L 21600 0 21600 21600 0 21600 0 0 Z N"/>
          </draw:custom-shape>
          <draw:custom-shape draw:style-name="gr22" draw:text-style-name="P1" draw:layer="layout" svg:width="0.635cm" svg:height="0.317cm" svg:x="13.859cm" svg:y="12.465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35cm" svg:height="0.317cm" svg:x="13.859cm" svg:y="11.989cm">
            <text:p/>
            <draw:enhanced-geometry svg:viewBox="0 0 21600 21600" draw:type="rectangle" draw:enhanced-path="M 0 0 L 21600 0 21600 21600 0 21600 0 0 Z N"/>
          </draw:custom-shape>
          <draw:frame draw:style-name="gr23" draw:layer="layout" svg:width="1.653cm" svg:height="0.725cm" svg:x="14.335cm" svg:y="10.594cm">
            <draw:text-box>
              <text:p>UP-IN</text:p>
            </draw:text-box>
          </draw:frame>
          <draw:frame draw:style-name="gr23" draw:layer="layout" svg:width="2.128cm" svg:height="0.725cm" svg:x="14.335cm" svg:y="11.229cm">
            <draw:text-box>
              <text:p>UP-OUT</text:p>
            </draw:text-box>
          </draw:frame>
          <draw:frame draw:style-name="gr23" draw:layer="layout" svg:width="1.675cm" svg:height="0.725cm" svg:x="14.335cm" svg:y="11.899cm">
            <draw:text-box>
              <text:p>DN-IN</text:p>
            </draw:text-box>
          </draw:frame>
          <draw:frame draw:style-name="gr23" draw:layer="layout" svg:width="2.149cm" svg:height="0.725cm" svg:x="14.335cm" svg:y="12.375cm">
            <draw:text-box>
              <text:p>DN-OUT</text:p>
            </draw:text-box>
          </draw:frame>
          <draw:frame draw:style-name="gr27" draw:text-style-name="P1" draw:layer="layout" svg:width="2.54cm" svg:height="1.27cm" svg:x="14.018cm" svg:y="9.255cm">
            <draw:text-box>
              <text:p text:style-name="P1">Pump</text:p>
              <text:p text:style-name="P1">enclosure</text:p>
            </draw:text-box>
          </draw:frame>
        </draw:g>
        <draw:g>
          <draw:custom-shape draw:style-name="gr28" draw:text-style-name="P1" draw:layer="layout" svg:width="0.303cm" svg:height="0.07cm" svg:x="17.353cm" svg:y="9.008cm">
            <text:p/>
            <draw:enhanced-geometry svg:viewBox="0 0 21600 21600" draw:mirror-horizontal="false" draw:mirror-vertical="false" draw:type="rectangle" draw:enhanced-path="M 0 0 L 21600 0 21600 21600 0 21600 0 0 Z N"/>
          </draw:custom-shape>
          <draw:custom-shape draw:style-name="gr28" draw:text-style-name="P1" draw:layer="layout" svg:width="0.332cm" svg:height="0.361cm" svg:x="17.178cm" svg:y="8.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8" draw:text-style-name="P1" draw:layer="layout" svg:width="0.953cm" svg:height="3.231cm" svg:x="17.192cm" svg:y="9.198cm" svg:viewBox="0 0 954 3232" svg:d="m0 3232v-2585c0-367 206-647 478-647s476 280 476 647v2585z">
            <text:p/>
          </draw:path>
          <draw:custom-shape draw:style-name="gr28" draw:text-style-name="P1" draw:layer="layout" svg:width="0.24cm" svg:height="0.259cm" svg:x="17.304cm" svg:y="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38cm" svg:height="0.26cm" svg:x="17.034cm" svg:y="8.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08cm" svg:height="0.271cm" svg:x="17.617cm" svg:y="8.937cm">
            <text:p/>
            <draw:enhanced-geometry svg:viewBox="0 0 21600 21600" draw:mirror-horizontal="false" draw:mirror-vertical="false" draw:type="rectangle" draw:enhanced-path="M 0 0 L 21600 0 21600 21600 0 21600 0 0 Z N"/>
          </draw:custom-shape>
          <draw:custom-shape draw:style-name="gr28" draw:text-style-name="P1" draw:layer="layout" svg:width="0.238cm" svg:height="0.047cm" svg:x="17.548cm" svg:y="8.89cm">
            <text:p/>
            <draw:enhanced-geometry svg:viewBox="0 0 21600 21600" draw:mirror-horizontal="false" draw:mirror-vertical="false" draw:type="rectangle" draw:enhanced-path="M 0 0 L 21600 0 21600 21600 0 21600 0 0 Z N"/>
          </draw:custom-shape>
          <draw:frame draw:style-name="gr29" draw:layer="layout" svg:width="1.963cm" svg:height="0.725cm" draw:transform="rotate (1.5707963267949) translate (17.352cm 11.954cm)">
            <draw:text-box>
              <text:p>Zero air</text:p>
            </draw:text-box>
          </draw:frame>
        </draw:g>
        <draw:line draw:style-name="gr30" draw:text-style-name="P4" draw:layer="layout" svg:x1="6.398cm" svg:y1="13.065cm" svg:x2="6.398cm" svg:y2="11.477cm">
          <text:p/>
        </draw:line>
        <draw:line draw:style-name="gr30" draw:text-style-name="P4" draw:layer="layout" svg:x1="8.303cm" svg:y1="13.065cm" svg:x2="8.303cm" svg:y2="11.795cm">
          <text:p/>
        </draw:line>
        <draw:line draw:style-name="gr31" draw:text-style-name="P4" draw:layer="layout" svg:x1="4.969cm" svg:y1="10.842cm" svg:x2="2.905cm" svg:y2="10.842cm">
          <text:p/>
        </draw:line>
        <draw:custom-shape draw:style-name="gr18" draw:text-style-name="P4" draw:layer="layout" svg:width="2.222cm" svg:height="0.953cm" svg:x="2.905cm" svg:y="9.731cm">
          <text:p text:style-name="P1"><text:span text:style-name="T3">Exhau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4" draw:layer="layout" svg:x1="8.62cm" svg:y1="4.333cm" svg:x2="10.525cm" svg:y2="4.651cm">
          <text:p/>
        </draw:line>
        <draw:line draw:style-name="gr30" draw:text-style-name="P4" draw:layer="layout" svg:x1="11.795cm" svg:y1="7.35cm" svg:x2="11.795cm" svg:y2="9.255cm">
          <text:p/>
        </draw:line>
        <draw:line draw:style-name="gr30" draw:text-style-name="P4" draw:layer="layout" svg:x1="11.795cm" svg:y1="12.271cm" svg:x2="9.89cm" svg:y2="12.271cm">
          <text:p/>
        </draw:line>
        <draw:line draw:style-name="gr30" draw:text-style-name="P4" draw:layer="layout" svg:x1="4.81cm" svg:y1="11.477cm" svg:x2="2.905cm" svg:y2="11.477cm">
          <text:p/>
        </draw:line>
      </draw:page>
      <draw:page draw:name="page3" draw:style-name="dp1" draw:master-page-name="Default">
        <draw:custom-shape draw:style-name="gr32" draw:text-style-name="P5" draw:layer="layout" svg:width="2.858cm" svg:height="1.905cm" svg:x="3.54cm" svg:y="13.382cm">
          <text:p text:style-name="P1"><text:span text:style-name="T4">Exhau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 draw:layer="layout" svg:width="2.858cm" svg:height="1.905cm" svg:x="9.413cm" svg:y="13.382cm">
          <text:p text:style-name="P1"><text:span text:style-name="T4">Samp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layer="layout" svg:width="3.918cm" svg:height="0.725cm" svg:x="4.384cm" svg:y="1.703cm">
          <draw:text-box>
            <text:p>Valve action detail</text:p>
          </draw:text-box>
        </draw:frame>
        <draw:polygon draw:style-name="gr34" draw:text-style-name="P1" draw:layer="layout" svg:width="1.904cm" svg:height="3.174cm" svg:x="9.255cm" svg:y="10.525cm" svg:viewBox="0 0 1905 3175" draw:points="1270,0 1270,1270 0,1270 0,1905 1270,1905 1270,3175 1905,3175 1905,0">
          <text:p/>
        </draw:polygon>
        <draw:custom-shape draw:style-name="gr35" draw:text-style-name="P1" draw:layer="layout" svg:width="3.81cm" svg:height="1.27cm" svg:x="8.937cm" svg:y="9.255cm">
          <text:p/>
          <draw:enhanced-geometry svg:viewBox="0 0 21600 21600" draw:type="rectangle" draw:enhanced-path="M 0 0 L 21600 0 21600 21600 0 21600 0 0 Z N"/>
        </draw:custom-shape>
        <draw:custom-shape draw:style-name="gr35" draw:text-style-name="P1" draw:layer="layout" svg:width="1.27cm" svg:height="0.635cm" svg:x="10.207cm" svg:y="10.525cm">
          <text:p/>
          <draw:enhanced-geometry svg:viewBox="0 0 21600 21600" draw:type="rectangle" draw:enhanced-path="M 0 0 L 21600 0 21600 21600 0 21600 0 0 Z N"/>
        </draw:custom-shape>
        <draw:polygon draw:style-name="gr36" draw:text-style-name="P1" draw:layer="layout" svg:width="3.174cm" svg:height="2.539cm" svg:x="6.38cm" svg:y="10.842cm" svg:viewBox="0 0 3175 2540" draw:points="3175,635 1905,635 1270,635 1270,0 0,0 0,2540 1270,2540 1270,1905 3175,1905">
          <text:p/>
        </draw:polygon>
        <draw:line draw:style-name="gr37" draw:text-style-name="P1" draw:layer="layout" svg:x1="6.715cm" svg:y1="10.842cm" svg:x2="6.715cm" svg:y2="7.35cm">
          <text:p/>
        </draw:line>
        <draw:line draw:style-name="gr37" draw:text-style-name="P1" draw:layer="layout" svg:x1="7.35cm" svg:y1="10.842cm" svg:x2="7.35cm" svg:y2="7.35cm">
          <text:p/>
        </draw:line>
        <draw:g>
          <draw:polyline draw:style-name="gr38" draw:text-style-name="P1" draw:layer="layout" svg:width="0.475cm" svg:height="0.317cm" svg:x="7.033cm" svg:y="11.794cm" svg:viewBox="0 0 476 318" draw:points="0,0 0,318 476,318">
            <text:p/>
          </draw:polyline>
          <draw:custom-shape draw:style-name="gr39" draw:text-style-name="P1" draw:layer="layout" svg:width="0.953cm" svg:height="0.952cm" svg:x="6.556cm" svg:y="11.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40" draw:text-style-name="P1" draw:layer="layout" svg:width="1.586cm" svg:height="0.634cm" svg:x="5.127cm" svg:y="13.382cm" svg:viewBox="0 0 1587 635" draw:points="1587,0 1587,635 0,635">
          <text:p/>
        </draw:polyline>
        <draw:polyline draw:style-name="gr40" draw:text-style-name="P1" draw:layer="layout" svg:width="2.221cm" svg:height="1.269cm" svg:x="5.128cm" svg:y="13.382cm" svg:viewBox="0 0 2222 1270" draw:points="2222,0 2222,1270 0,1270">
          <text:p/>
        </draw:polyline>
        <draw:custom-shape draw:style-name="gr41" draw:text-style-name="P1" draw:layer="layout" svg:width="3.175cm" svg:height="3.175cm" svg:x="9.255cm" svg:y="6.079cm">
          <text:p/>
          <draw:enhanced-geometry svg:viewBox="0 0 21600 21600" draw:glue-points="10800 0 0 10800 10800 20320 21600 10800" draw:text-areas="0 0 21600 17360" draw:mirror-vertical="true" draw:type="flowchart-document" draw:enhanced-path="M 0 0 L 21600 0 21600 17360 C 13050 17220 13340 20770 5620 21600 2860 21100 1850 20700 0 20120 Z N"/>
        </draw:custom-shape>
        <draw:polyline draw:style-name="gr42" draw:text-style-name="P1" draw:layer="layout" svg:width="5.079cm" svg:height="9.366cm" svg:x="5.921cm" svg:y="4.968cm" svg:viewBox="0 0 5080 9367" draw:points="5080,8890 5080,0 952,0 952,9367 0,9367">
          <text:p/>
        </draw:polyline>
        <draw:polyline draw:style-name="gr43" draw:text-style-name="P1" draw:layer="layout" svg:width="3.491cm" svg:height="8.571cm" svg:x="7.191cm" svg:y="5.286cm" svg:viewBox="0 0 3492 8572" draw:points="3492,8572 3492,0 0,0 0,6667 3492,6667">
          <text:p/>
        </draw:polyline>
        <draw:custom-shape draw:style-name="gr44" draw:text-style-name="P1" draw:layer="layout" svg:width="1.27cm" svg:height="1.27cm" draw:transform="rotate (-1.5707963267949) translate (8.937cm 4.492cm)">
          <text:p/>
          <draw:enhanced-geometry svg:viewBox="0 0 21600 21600" draw:glue-points="?f6 10800 10800 21600 ?f5 10800 10800 0" draw:text-areas="?f3 ?f3 ?f4 ?f4" draw:type="trapezoid" draw:modifiers="4928.402832415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9" draw:layer="layout" svg:width="0.786cm" svg:height="0.725cm" svg:x="7.985cm" svg:y="4.81cm">
          <draw:text-box>
            <text:p>P</text:p>
          </draw:text-box>
        </draw:frame>
        <draw:polyline draw:style-name="gr45" draw:text-style-name="P1" draw:layer="layout" svg:width="2.38cm" svg:height="1.428cm" svg:x="4.81cm" svg:y="5.286cm" svg:viewBox="0 0 2381 1429" draw:points="2381,0 0,0 0,1429">
          <text:p/>
        </draw:polyline>
        <draw:polyline draw:style-name="gr46" draw:text-style-name="P1" draw:layer="layout" svg:width="2.062cm" svg:height="1.746cm" svg:x="4.81cm" svg:y="4.968cm" svg:viewBox="0 0 2063 1747" draw:points="2063,0 0,0 0,1747">
          <text:p/>
        </draw:polyline>
        <draw:g>
          <draw:custom-shape draw:style-name="gr28" draw:text-style-name="P1" draw:layer="layout" svg:width="0.303cm" svg:height="0.07cm" svg:x="4.493cm" svg:y="6.785cm">
            <text:p/>
            <draw:enhanced-geometry svg:viewBox="0 0 21600 21600" draw:mirror-horizontal="false" draw:mirror-vertical="false" draw:type="rectangle" draw:enhanced-path="M 0 0 L 21600 0 21600 21600 0 21600 0 0 Z N"/>
          </draw:custom-shape>
          <draw:custom-shape draw:style-name="gr28" draw:text-style-name="P1" draw:layer="layout" svg:width="0.332cm" svg:height="0.361cm" svg:x="4.318cm" svg:y="6.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8" draw:text-style-name="P1" draw:layer="layout" svg:width="0.953cm" svg:height="3.231cm" svg:x="4.332cm" svg:y="6.975cm" svg:viewBox="0 0 954 3232" svg:d="m0 3232v-2585c0-367 206-647 478-647s476 280 476 647v2585z">
            <text:p/>
          </draw:path>
          <draw:custom-shape draw:style-name="gr28" draw:text-style-name="P1" draw:layer="layout" svg:width="0.24cm" svg:height="0.259cm" svg:x="4.444cm" svg:y="6.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38cm" svg:height="0.26cm" svg:x="4.174cm" svg:y="6.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08cm" svg:height="0.271cm" svg:x="4.757cm" svg:y="6.714cm">
            <text:p/>
            <draw:enhanced-geometry svg:viewBox="0 0 21600 21600" draw:mirror-horizontal="false" draw:mirror-vertical="false" draw:type="rectangle" draw:enhanced-path="M 0 0 L 21600 0 21600 21600 0 21600 0 0 Z N"/>
          </draw:custom-shape>
          <draw:custom-shape draw:style-name="gr28" draw:text-style-name="P1" draw:layer="layout" svg:width="0.238cm" svg:height="0.047cm" svg:x="4.688cm" svg:y="6.667cm">
            <text:p/>
            <draw:enhanced-geometry svg:viewBox="0 0 21600 21600" draw:mirror-horizontal="false" draw:mirror-vertical="false" draw:type="rectangle" draw:enhanced-path="M 0 0 L 21600 0 21600 21600 0 21600 0 0 Z N"/>
          </draw:custom-shape>
          <draw:frame draw:style-name="gr29" draw:layer="layout" svg:width="1.963cm" svg:height="0.725cm" draw:transform="rotate (1.5707963267949) translate (4.492cm 9.731cm)">
            <draw:text-box>
              <text:p>Zero air</text:p>
            </draw:text-box>
          </draw:frame>
        </draw:g>
        <draw:g>
          <draw:custom-shape draw:style-name="gr47" draw:text-style-name="P1" draw:layer="layout" svg:width="7.62cm" svg:height="0.635cm" svg:x="4.492cm" svg:y="3.54cm">
            <text:p/>
            <draw:enhanced-geometry svg:viewBox="0 0 21600 21600" draw:mirror-horizontal="false" draw:mirror-vertical="false" draw:type="rectangle" draw:enhanced-path="M 0 0 L 21600 0 21600 21600 0 21600 0 0 Z N"/>
          </draw:custom-shape>
          <draw:frame draw:style-name="gr29" draw:layer="layout" svg:width="2.272cm" svg:height="0.725cm" svg:x="4.492cm" svg:y="3.54cm">
            <draw:text-box>
              <text:p>Sampling</text:p>
            </draw:text-box>
          </draw:frame>
          <draw:frame draw:style-name="gr29" draw:layer="layout" svg:width="2.979cm" svg:height="0.725cm" svg:x="7.984cm" svg:y="3.54cm">
            <draw:text-box>
              <text:p>Not sampling</text:p>
            </draw:text-box>
          </draw:frame>
          <draw:line draw:style-name="gr46" draw:text-style-name="P1" draw:layer="layout" svg:x1="6.714cm" svg:y1="3.857cm" svg:x2="7.667cm" svg:y2="3.857cm">
            <text:p/>
          </draw:line>
          <draw:line draw:style-name="gr48" draw:text-style-name="P1" draw:layer="layout" svg:x1="10.841cm" svg:y1="3.857cm" svg:x2="11.794cm" svg:y2="3.857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16:20:51.112000000</meta:creation-date>
    <dc:date>2014-02-25T18:04:24.701000000</dc:date>
    <meta:editing-duration>PT1H4M51S</meta:editing-duration>
    <meta:editing-cycles>6</meta:editing-cycles>
    <meta:generator>LibreOffice/4.1.1.2$Windows_x86 LibreOffice_project/7e4286b58adc75a14f6d83f53a03b6c11fa2903</meta:generator>
    <meta:document-statistic meta:object-count="1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2.0217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06pt solid #000000" fo:padding-bottom="0.0138in" fo:padding-left="0.028in" fo:padding-right="0.028in" fo:padding-top="0.0138in"/>
      <style:paragraph-properties fo:text-align="center" fo:margin-left="0in"/>
    </style:style>
    <style:style style:name="ce2"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0.06pt solid #000000"/>
      <style:paragraph-properties fo:text-align="center" fo:margin-left="0in"/>
    </style:style>
    <style:style style:name="ce3"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4" style:family="table-cell" style:parent-style-name="Default">
      <style:table-cell-properties fo:border-bottom="0.06pt solid #000000"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5" style:family="table-cell" style:parent-style-name="Default">
      <style:table-cell-properties fo:padding-bottom="0.0138in" fo:padding-left="0.028in" fo:padding-right="0.028in" fo:padding-top="0.0138in"/>
    </style:style>
    <style:style style:name="ce6" style:family="table-cell" style:parent-style-name="Default">
      <style:table-cell-properties fo:background-color="#ffffff" fo:border="0.06pt solid #000000" fo:padding-bottom="0.0138in" fo:padding-left="0.028in" fo:padding-right="0.028in" fo:padding-top="0.0138in"/>
    </style:style>
    <style:style style:name="ce7" style:family="table-cell" style:parent-style-name="Default">
      <style:table-cell-properties fo:border-bottom="none" fo:background-color="#ffffff" fo:border-left="0.06pt solid #000000" fo:padding-bottom="0.0138in" fo:padding-left="0.028in" fo:padding-right="0.028in" fo:padding-top="0.0138in" fo:border-right="0.06pt solid #000000" fo:border-top="none"/>
    </style:style>
    <style:style style:name="ce8" style:family="table-cell" style:parent-style-name="Default">
      <style:table-cell-properties fo:border-bottom="none" fo:background-color="#ffffff" fo:border-left="0.06pt solid #000000" fo:border-right="0.06pt solid #000000" fo:border-top="none"/>
    </style:style>
    <style:style style:name="ce9" style:family="table-cell" style:parent-style-name="Default">
      <style:table-cell-properties fo:border-bottom="0.06pt solid #000000" fo:background-color="#ffffff" fo:border-left="0.06pt solid #000000" fo:padding-bottom="0.0138in" fo:padding-left="0.028in" fo:padding-right="0.028in" fo:padding-top="0.0138in" fo:border-right="0.06pt solid #000000" fo:border-top="none"/>
    </style:style>
  </office:automatic-styles>
  <office:body>
    <office:spreadsheet>
      <table:table table:name="Sheet1" table:style-name="ta1">
        <table:table-column table:style-name="co1" table:default-cell-style-name="ce5"/>
        <table:table-column table:style-name="co2" table:default-cell-style-name="ce5"/>
        <table:table-column table:style-name="co3" table:number-columns-repeated="1021" table:default-cell-style-name="ce5"/>
        <table:table-row table:style-name="ro1">
          <table:table-cell table:style-name="ce1"/>
          <table:table-cell table:style-name="ce6" office:value-type="string" calcext:value-type="string">
            <text:p>Component</text:p>
          </table:table-cell>
          <table:table-cell table:number-columns-repeated="1021"/>
        </table:table-row>
        <table:table-row table:style-name="ro1">
          <table:table-cell table:style-name="ce2" office:value-type="string" calcext:value-type="string">
            <text:p>A</text:p>
          </table:table-cell>
          <table:table-cell table:style-name="ce7" office:value-type="string" calcext:value-type="string">
            <text:p>sonic anemometer</text:p>
          </table:table-cell>
          <table:table-cell table:number-columns-repeated="1021"/>
        </table:table-row>
        <table:table-row table:style-name="ro1">
          <table:table-cell table:style-name="ce3" office:value-type="string" calcext:value-type="string">
            <text:p>B</text:p>
          </table:table-cell>
          <table:table-cell table:style-name="ce8" office:value-type="string" calcext:value-type="string">
            <text:p>open-path infrared gas analyzer </text:p>
          </table:table-cell>
          <table:table-cell table:number-columns-repeated="1021"/>
        </table:table-row>
        <table:table-row table:style-name="ro1">
          <table:table-cell table:style-name="ce3" office:value-type="string" calcext:value-type="string">
            <text:p>C</text:p>
          </table:table-cell>
          <table:table-cell table:style-name="ce7" office:value-type="string" calcext:value-type="string">
            <text:p>denuders</text:p>
          </table:table-cell>
          <table:table-cell table:number-columns-repeated="1021"/>
        </table:table-row>
        <table:table-row table:style-name="ro1">
          <table:table-cell table:style-name="ce3" office:value-type="string" calcext:value-type="string">
            <text:p>D</text:p>
          </table:table-cell>
          <table:table-cell table:style-name="ce8" office:value-type="string" calcext:value-type="string">
            <text:p>sampling valve (REA)</text:p>
          </table:table-cell>
          <table:table-cell table:number-columns-repeated="1021"/>
        </table:table-row>
        <table:table-row table:style-name="ro1">
          <table:table-cell table:style-name="ce3" office:value-type="string" calcext:value-type="string">
            <text:p>E</text:p>
          </table:table-cell>
          <table:table-cell table:style-name="ce7" office:value-type="string" calcext:value-type="string">
            <text:p>sampled volume</text:p>
          </table:table-cell>
          <table:table-cell table:number-columns-repeated="1021"/>
        </table:table-row>
        <table:table-row table:style-name="ro1">
          <table:table-cell table:style-name="ce3" office:value-type="string" calcext:value-type="string">
            <text:p>F</text:p>
          </table:table-cell>
          <table:table-cell table:style-name="ce7" office:value-type="string" calcext:value-type="string">
            <text:p>recirculated sample</text:p>
          </table:table-cell>
          <table:table-cell table:number-columns-repeated="1021"/>
        </table:table-row>
        <table:table-row table:style-name="ro1">
          <table:table-cell table:style-name="ce3" office:value-type="string" calcext:value-type="string">
            <text:p>G</text:p>
          </table:table-cell>
          <table:table-cell table:style-name="ce7" office:value-type="string" calcext:value-type="string">
            <text:p>enclosure with datalogger, etc</text:p>
          </table:table-cell>
          <table:table-cell table:number-columns-repeated="1021"/>
        </table:table-row>
        <table:table-row table:style-name="ro1">
          <table:table-cell table:style-name="ce4" office:value-type="string" calcext:value-type="string">
            <text:p>H</text:p>
          </table:table-cell>
          <table:table-cell table:style-name="ce9" office:value-type="string" calcext:value-type="string">
            <text:p>enclosure with dual-head pump</text:p>
          </table:table-cell>
          <table:table-cell table:number-columns-repeated="1021"/>
        </table:table-row>
        <table:table-row table:style-name="ro1" table:number-rows-repeated="1048566">
          <table:table-cell table:number-columns-repeated="1023"/>
        </table:table-row>
        <table:table-row table:style-name="ro1">
          <table:table-cell table:number-columns-repeated="102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00:00:01.542809664">00:00:00</text:time></text:p>
        </style:region-right>
      </style:header>
      <style:header-left style:display="false"/>
      <style:footer>
        <text:p>Page <text:page-number>1</text:page-number> / <text:page-count>99</text:page-count></text:p>
      </style:footer>
      <style:footer-left style:display="false"/>
    </style:master-page>
  </office:master-styles>
</office:document-styles>
</file>